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9">
            <text:p>T-3429</text:p>
          </table:table-cell>
          <table:table-cell office:value-type="float" office:value="63.8">
            <text:p>63.8</text:p>
          </table:table-cell>
          <table:table-cell office:value-type="float" office:value="9.85">
            <text:p>9.85</text:p>
          </table:table-cell>
          <table:table-cell office:value-type="float" office:value="9500.0">
            <text:p>950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1.99">
            <text:p>91.99</text:p>
          </table:table-cell>
          <table:table-cell office:value-type="float" office:value="1.79">
            <text:p>1.79</text:p>
          </table:table-cell>
          <table:table-cell office:value-type="float" office:value="1.7909963044821684">
            <text:p>1.790996304482168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5">
            <text:p>T-3245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6040.0">
            <text:p>60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1.69">
            <text:p>1.69</text:p>
          </table:table-cell>
          <table:table-cell office:value-type="float" office:value="1.6934470915289215">
            <text:p>1.693447091528921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4">
            <text:p>T-3244</text:p>
          </table:table-cell>
          <table:table-cell office:value-type="float" office:value="63.88">
            <text:p>63.88</text:p>
          </table:table-cell>
          <table:table-cell office:value-type="float" office:value="9.87">
            <text:p>9.87</text:p>
          </table:table-cell>
          <table:table-cell office:value-type="float" office:value="3830.0">
            <text:p>383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99">
            <text:p>15.99</text:p>
          </table:table-cell>
          <table:table-cell office:value-type="float" office:value="1.67">
            <text:p>1.67</text:p>
          </table:table-cell>
          <table:table-cell office:value-type="float" office:value="1.670074359783709">
            <text:p>1.67007435978370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869">
            <text:p>Poz-86869</text:p>
          </table:table-cell>
          <table:table-cell office:value-type="float" office:value="63.7374">
            <text:p>63.7374</text:p>
          </table:table-cell>
          <table:table-cell office:value-type="float" office:value="9.84">
            <text:p>9.84</text:p>
          </table:table-cell>
          <table:table-cell office:value-type="float" office:value="2170.0">
            <text:p>2170.0</text:p>
          </table:table-cell>
          <table:table-cell office:value-type="float" office:value="44.0">
            <text:p>44.0</text:p>
          </table:table-cell>
          <table:table-cell office:value-type="string" office:value="betula seeds and leaf fragments">
            <text:p>betula seeds and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92">
            <text:p>8.92</text:p>
          </table:table-cell>
          <table:table-cell office:value-type="float" office:value="0.34">
            <text:p>0.34</text:p>
          </table:table-cell>
          <table:table-cell office:value-type="float" office:value="0.34454562939147476">
            <text:p>0.34454562939147476</text:p>
          </table:table-cell>
          <table:table-cell office:value-type="string" office:value="OverlandHjelle2019,CreelEtal2022">
            <text:p>OverlandHjelle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3">
            <text:p>T-3243</text:p>
          </table:table-cell>
          <table:table-cell office:value-type="float" office:value="63.85">
            <text:p>63.85</text:p>
          </table:table-cell>
          <table:table-cell office:value-type="float" office:value="9.93">
            <text:p>9.93</text:p>
          </table:table-cell>
          <table:table-cell office:value-type="float" office:value="9250.0">
            <text:p>925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3.99">
            <text:p>63.99</text:p>
          </table:table-cell>
          <table:table-cell office:value-type="float" office:value="1.74">
            <text:p>1.74</text:p>
          </table:table-cell>
          <table:table-cell office:value-type="float" office:value="1.735811927649099">
            <text:p>1.73581192764909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910">
            <text:p>Poz-86910</text:p>
          </table:table-cell>
          <table:table-cell office:value-type="float" office:value="63.5772">
            <text:p>63.5772</text:p>
          </table:table-cell>
          <table:table-cell office:value-type="float" office:value="9.63">
            <text:p>9.63</text:p>
          </table:table-cell>
          <table:table-cell office:value-type="float" office:value="1760.0">
            <text:p>1760.0</text:p>
          </table:table-cell>
          <table:table-cell office:value-type="float" office:value="42.0">
            <text:p>42.0</text:p>
          </table:table-cell>
          <table:table-cell office:value-type="string" office:value="twig with unharmed cortex">
            <text:p>twig with unharmed corte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99">
            <text:p>4.99</text:p>
          </table:table-cell>
          <table:table-cell office:value-type="float" office:value="1.21">
            <text:p>1.21</text:p>
          </table:table-cell>
          <table:table-cell office:value-type="float" office:value="1.2065344194097287">
            <text:p>1.2065344194097287</text:p>
          </table:table-cell>
          <table:table-cell office:value-type="string" office:value="RomundsetLakeman2019,CreelEtal2022">
            <text:p>RomundsetLakeman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8">
            <text:p>T-3428</text:p>
          </table:table-cell>
          <table:table-cell office:value-type="float" office:value="63.78">
            <text:p>63.78</text:p>
          </table:table-cell>
          <table:table-cell office:value-type="float" office:value="10.0">
            <text:p>10.0</text:p>
          </table:table-cell>
          <table:table-cell office:value-type="float" office:value="11800.0">
            <text:p>1180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5.99">
            <text:p>135.99</text:p>
          </table:table-cell>
          <table:table-cell office:value-type="float" office:value="1.9">
            <text:p>1.9</text:p>
          </table:table-cell>
          <table:table-cell office:value-type="float" office:value="1.8998247278187246">
            <text:p>1.899824727818724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7">
            <text:p>T-3427</text:p>
          </table:table-cell>
          <table:table-cell office:value-type="float" office:value="63.73">
            <text:p>63.73</text:p>
          </table:table-cell>
          <table:table-cell office:value-type="float" office:value="9.83">
            <text:p>9.83</text:p>
          </table:table-cell>
          <table:table-cell office:value-type="float" office:value="2450.0">
            <text:p>24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99">
            <text:p>8.99</text:p>
          </table:table-cell>
          <table:table-cell office:value-type="float" office:value="1.56">
            <text:p>1.56</text:p>
          </table:table-cell>
          <table:table-cell office:value-type="float" office:value="1.5604690275344055">
            <text:p>1.560469027534405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6">
            <text:p>T-3246</text:p>
          </table:table-cell>
          <table:table-cell office:value-type="float" office:value="63.8">
            <text:p>63.8</text:p>
          </table:table-cell>
          <table:table-cell office:value-type="float" office:value="9.88">
            <text:p>9.88</text:p>
          </table:table-cell>
          <table:table-cell office:value-type="float" office:value="10330.0">
            <text:p>1033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4.99">
            <text:p>114.99</text:p>
          </table:table-cell>
          <table:table-cell office:value-type="float" office:value="1.85">
            <text:p>1.85</text:p>
          </table:table-cell>
          <table:table-cell office:value-type="float" office:value="1.8508065805119904">
            <text:p>1.850806580511990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30">
            <text:p>T-3430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5280.0">
            <text:p>528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5.99">
            <text:p>25.99</text:p>
          </table:table-cell>
          <table:table-cell office:value-type="float" office:value="1.67">
            <text:p>1.67</text:p>
          </table:table-cell>
          <table:table-cell office:value-type="float" office:value="1.6749250103873725">
            <text:p>1.674925010387372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897">
            <text:p>Poz-86897</text:p>
          </table:table-cell>
          <table:table-cell office:value-type="float" office:value="63.5997">
            <text:p>63.5997</text:p>
          </table:table-cell>
          <table:table-cell office:value-type="float" office:value="9.63">
            <text:p>9.63</text:p>
          </table:table-cell>
          <table:table-cell office:value-type="float" office:value="1750.0">
            <text:p>1750.0</text:p>
          </table:table-cell>
          <table:table-cell office:value-type="float" office:value="43.0">
            <text:p>43.0</text:p>
          </table:table-cell>
          <table:table-cell office:value-type="string" office:value="conifer needle leaf fragments">
            <text:p>conifer needle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99">
            <text:p>5.99</text:p>
          </table:table-cell>
          <table:table-cell office:value-type="float" office:value="1.2">
            <text:p>1.2</text:p>
          </table:table-cell>
          <table:table-cell office:value-type="float" office:value="1.2046563105592372">
            <text:p>1.2046563105592372</text:p>
          </table:table-cell>
          <table:table-cell office:value-type="string" office:value="RomundsetLakeman2019,CreelEtal2022">
            <text:p>RomundsetLakeman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655">
            <text:p>T-3655</text:p>
          </table:table-cell>
          <table:table-cell office:value-type="float" office:value="64.0155">
            <text:p>64.0155</text:p>
          </table:table-cell>
          <table:table-cell office:value-type="float" office:value="10.48">
            <text:p>10.48</text:p>
          </table:table-cell>
          <table:table-cell office:value-type="float" office:value="11480.0">
            <text:p>11480.0</text:p>
          </table:table-cell>
          <table:table-cell office:value-type="float" office:value="50.0">
            <text:p>5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1.45">
            <text:p>1.45</text:p>
          </table:table-cell>
          <table:table-cell office:value-type="float" office:value="1.448442615883973">
            <text:p>1.448442615883973</text:p>
          </table:table-cell>
          <table:table-cell office:value-type="string" office:value="ReiteEtal1982,SvendsenMangerud1987,CreelEtal2022">
            <text:p>ReiteEtal1982,SvendsenMangerud198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7">
            <text:p>T-3147</text:p>
          </table:table-cell>
          <table:table-cell office:value-type="float" office:value="63.83">
            <text:p>63.83</text:p>
          </table:table-cell>
          <table:table-cell office:value-type="float" office:value="9.88">
            <text:p>9.88</text:p>
          </table:table-cell>
          <table:table-cell office:value-type="float" office:value="9070.0">
            <text:p>90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1.99">
            <text:p>51.99</text:p>
          </table:table-cell>
          <table:table-cell office:value-type="float" office:value="1.7">
            <text:p>1.7</text:p>
          </table:table-cell>
          <table:table-cell office:value-type="float" office:value="1.6992358273068047">
            <text:p>1.699235827306804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656A">
            <text:p>T-3656A</text:p>
          </table:table-cell>
          <table:table-cell office:value-type="float" office:value="64.0155">
            <text:p>64.0155</text:p>
          </table:table-cell>
          <table:table-cell office:value-type="float" office:value="10.48">
            <text:p>10.48</text:p>
          </table:table-cell>
          <table:table-cell office:value-type="float" office:value="10040.0">
            <text:p>10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3.99">
            <text:p>103.99</text:p>
          </table:table-cell>
          <table:table-cell office:value-type="float" office:value="1.78">
            <text:p>1.78</text:p>
          </table:table-cell>
          <table:table-cell office:value-type="float" office:value="1.777307288819719">
            <text:p>1.777307288819719</text:p>
          </table:table-cell>
          <table:table-cell office:value-type="string" office:value="ReiteEtal1982,SvendsenMangerud1987,CreelEtal2022">
            <text:p>ReiteEtal1982,SvendsenMangerud198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8">
            <text:p>T-3148</text:p>
          </table:table-cell>
          <table:table-cell office:value-type="float" office:value="63.8">
            <text:p>63.8</text:p>
          </table:table-cell>
          <table:table-cell office:value-type="float" office:value="9.85">
            <text:p>9.85</text:p>
          </table:table-cell>
          <table:table-cell office:value-type="float" office:value="9880.0">
            <text:p>988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5.99">
            <text:p>85.99</text:p>
          </table:table-cell>
          <table:table-cell office:value-type="float" office:value="1.78">
            <text:p>1.78</text:p>
          </table:table-cell>
          <table:table-cell office:value-type="float" office:value="1.7750976059067083">
            <text:p>1.775097605906708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2">
            <text:p>T-3242</text:p>
          </table:table-cell>
          <table:table-cell office:value-type="float" office:value="63.8">
            <text:p>63.8</text:p>
          </table:table-cell>
          <table:table-cell office:value-type="float" office:value="9.88">
            <text:p>9.88</text:p>
          </table:table-cell>
          <table:table-cell office:value-type="float" office:value="9710.0">
            <text:p>971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3.99">
            <text:p>103.99</text:p>
          </table:table-cell>
          <table:table-cell office:value-type="float" office:value="1.82">
            <text:p>1.82</text:p>
          </table:table-cell>
          <table:table-cell office:value-type="float" office:value="1.8194139290452358">
            <text:p>1.819413929045235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90">
            <text:p>T-390</text:p>
          </table:table-cell>
          <table:table-cell office:value-type="float" office:value="63.75">
            <text:p>63.75</text:p>
          </table:table-cell>
          <table:table-cell office:value-type="float" office:value="9.566666666666666">
            <text:p>9.566666666666666</text:p>
          </table:table-cell>
          <table:table-cell office:value-type="float" office:value="10310.0">
            <text:p>10310.0</text:p>
          </table:table-cell>
          <table:table-cell office:value-type="float" office:value="180.0">
            <text:p>180.0</text:p>
          </table:table-cell>
          <table:table-cell office:value-type="string" office:value="saxicava arctica">
            <text:p>saxicav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1.1319946884363277">
            <text:p>1.131994688436327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11251A">
            <text:p>T-11251A</text:p>
          </table:table-cell>
          <table:table-cell office:value-type="float" office:value="63.8198">
            <text:p>63.8198</text:p>
          </table:table-cell>
          <table:table-cell office:value-type="float" office:value="9.85">
            <text:p>9.85</text:p>
          </table:table-cell>
          <table:table-cell office:value-type="float" office:value="8180.0">
            <text:p>818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1.99">
            <text:p>41.99</text:p>
          </table:table-cell>
          <table:table-cell office:value-type="float" office:value="1.78">
            <text:p>1.78</text:p>
          </table:table-cell>
          <table:table-cell office:value-type="float" office:value="1.7793529056378423">
            <text:p>1.7793529056378423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4282">
            <text:p>T-4282</text:p>
          </table:table-cell>
          <table:table-cell office:value-type="float" office:value="63.78">
            <text:p>63.78</text:p>
          </table:table-cell>
          <table:table-cell office:value-type="float" office:value="9.85">
            <text:p>9.85</text:p>
          </table:table-cell>
          <table:table-cell office:value-type="float" office:value="11920.0">
            <text:p>1192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0.99">
            <text:p>120.99</text:p>
          </table:table-cell>
          <table:table-cell office:value-type="float" office:value="1.86">
            <text:p>1.86</text:p>
          </table:table-cell>
          <table:table-cell office:value-type="float" office:value="1.8611937166486652">
            <text:p>1.861193716648665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6">
            <text:p>T-3146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8710.0">
            <text:p>871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99">
            <text:p>42.99</text:p>
          </table:table-cell>
          <table:table-cell office:value-type="float" office:value="1.76">
            <text:p>1.76</text:p>
          </table:table-cell>
          <table:table-cell office:value-type="float" office:value="1.7585869757604502">
            <text:p>1.758586975760450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5">
            <text:p>T-3145</text:p>
          </table:table-cell>
          <table:table-cell office:value-type="float" office:value="63.78">
            <text:p>63.78</text:p>
          </table:table-cell>
          <table:table-cell office:value-type="float" office:value="10.08">
            <text:p>10.08</text:p>
          </table:table-cell>
          <table:table-cell office:value-type="float" office:value="9170.0">
            <text:p>917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1.99">
            <text:p>71.99</text:p>
          </table:table-cell>
          <table:table-cell office:value-type="float" office:value="1.74">
            <text:p>1.74</text:p>
          </table:table-cell>
          <table:table-cell office:value-type="float" office:value="1.7422905411386453">
            <text:p>1.742290541138645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4">
            <text:p>T-3144</text:p>
          </table:table-cell>
          <table:table-cell office:value-type="float" office:value="63.78">
            <text:p>63.78</text:p>
          </table:table-cell>
          <table:table-cell office:value-type="float" office:value="9.85">
            <text:p>9.85</text:p>
          </table:table-cell>
          <table:table-cell office:value-type="float" office:value="11380.0">
            <text:p>1138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7.99">
            <text:p>117.99</text:p>
          </table:table-cell>
          <table:table-cell office:value-type="float" office:value="1.85">
            <text:p>1.85</text:p>
          </table:table-cell>
          <table:table-cell office:value-type="float" office:value="1.8523280098145656">
            <text:p>1.852328009814565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ua-1270">
            <text:p>Tua-1270</text:p>
          </table:table-cell>
          <table:table-cell office:value-type="float" office:value="63.8341">
            <text:p>63.8341</text:p>
          </table:table-cell>
          <table:table-cell office:value-type="float" office:value="9.84">
            <text:p>9.84</text:p>
          </table:table-cell>
          <table:table-cell office:value-type="float" office:value="7350.0">
            <text:p>7350.0</text:p>
          </table:table-cell>
          <table:table-cell office:value-type="float" office:value="80.0">
            <text:p>80.0</text:p>
          </table:table-cell>
          <table:table-cell office:value-type="string" office:value="moss stem">
            <text:p>moss ste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6.99">
            <text:p>36.99</text:p>
          </table:table-cell>
          <table:table-cell office:value-type="float" office:value="1.76">
            <text:p>1.76</text:p>
          </table:table-cell>
          <table:table-cell office:value-type="float" office:value="1.7582945577384599">
            <text:p>1.7582945577384599</text:p>
          </table:table-cell>
          <table:table-cell office:value-type="string" office:value="BondevikEtal1997,CreelEtal2022">
            <text:p>BondevikEtal199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